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2" style:family="paragraph" style:parent-style-name="Standard">
      <style:text-properties officeooo:rsid="0020b212" officeooo:paragraph-rsid="0020b212"/>
    </style:style>
    <style:style style:name="T1" style:family="text">
      <style:text-properties fo:color="#e8bf6a"/>
    </style:style>
    <style:style style:name="T2" style:family="text">
      <style:text-properties fo:color="#bababa"/>
    </style:style>
    <style:style style:name="T3" style:family="text">
      <style:text-properties fo:color="#a5c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538341087"/><text:span text:style-name="T1">&lt;script </text:span><text:span text:style-name="T2">src=</text:span><text:span text:style-name="T3">"https://maxcdn.bootstrapcdn.com/bootstrap/3.3.7/js/bootstrap.min.js" </text:span><text:span text:style-name="T2">integrity=</text:span><text:span text:style-name="T3">"sha384-Tc5IQib027qvyjSMfHjOMaLkfuWVxZxUPnCJA7l2mCWNIpG9mGCD8wGNIcPD7Txa" </text:span><text:span text:style-name="T2">crossorigin=</text:span><text:span text:style-name="T3">"anonymous"</text:span><text:span text:style-name="T1">&gt;&lt;/script&gt;</text:span><text:bookmark-end text:name="__DdeLink__0_1538341087"/></text:p>
      <text:p text:style-name="P2">https://dev.t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0:44:25.964571035</meta:creation-date>
    <dc:date>2019-02-11T21:47:15.446804065</dc:date>
    <meta:editing-duration>PT7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214" meta:non-whitespace-character-count="211"/>
  </office:meta>
</office:document-meta>
</file>